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00/00/00</text:date>, <text:time style:data-style-name="N2" text:time-value="21:56:53.200385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21:57:21.188747159</dc:date>
    <meta:creation-date>2014-12-14T08:12:00Z</meta:creation-date>
    <meta:editing-cycles>428</meta:editing-cycles>
    <meta:editing-duration>PT20H26M9S</meta:editing-duration>
    <meta:generator>LibreOffice/6.1.0.3$Linux_X86_64 LibreOffice_project/efb621ed25068d70781dc026f7e9c5187a4decd1</meta:generator>
    <meta:document-statistic meta:table-count="7" meta:cell-count="1265" meta:object-count="0"/>
  </office:meta>
</office:document-meta>
</file>